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erif" svg:font-family="Free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imbus Sans1" svg:font-family="'Nimbus Sans'" style:font-family-generic="system" style:font-pitch="variable"/>
  </office:font-face-decls>
  <office:automatic-styles>
    <style:style style:name="P1" style:family="paragraph" style:parent-style-name="Subtitle">
      <style:paragraph-properties fo:text-align="end" style:justify-single-word="false"/>
      <style:text-properties officeooo:paragraph-rsid="00134aa8"/>
    </style:style>
    <style:style style:name="P2" style:family="paragraph" style:parent-style-name="Text_20_body">
      <style:paragraph-properties fo:text-align="end" style:justify-single-word="false"/>
      <style:text-properties officeooo:paragraph-rsid="00134aa8"/>
    </style:style>
    <style:style style:name="P3" style:family="paragraph" style:parent-style-name="Title" style:master-page-name="Standard">
      <style:paragraph-properties style:page-number="auto"/>
      <style:text-properties officeooo:paragraph-rsid="00134aa8"/>
    </style:style>
    <style:style style:name="P4" style:family="paragraph" style:parent-style-name="Text_20_body">
      <style:text-properties style:font-name="Nimbus Sans" fo:font-size="28pt" fo:font-weight="bold" officeooo:rsid="007afc33" officeooo:paragraph-rsid="00134aa8" style:font-name-asian="Nimbus Sans1" style:font-size-asian="28pt" style:font-weight-asian="bold" style:font-name-complex="FreeSans" style:font-size-complex="28pt" style:font-weight-complex="bold"/>
    </style:style>
    <style:style style:name="P5" style:family="paragraph" style:parent-style-name="Text_20_body">
      <style:paragraph-properties fo:text-align="justify" style:justify-single-word="false"/>
      <style:text-properties officeooo:rsid="0015679a" officeooo:paragraph-rsid="0015679a"/>
    </style:style>
    <style:style style:name="P6" style:family="paragraph" style:parent-style-name="Text_20_body">
      <style:paragraph-properties fo:text-align="justify" style:justify-single-word="false"/>
      <style:text-properties officeooo:paragraph-rsid="0017e2b2"/>
    </style:style>
    <style:style style:name="P7" style:family="paragraph" style:parent-style-name="Text_20_body">
      <style:paragraph-properties fo:text-align="justify" style:justify-single-word="false"/>
      <style:text-properties officeooo:paragraph-rsid="00197fd5"/>
    </style:style>
    <style:style style:name="T1" style:family="text">
      <style:text-properties officeooo:rsid="0017d2f1"/>
    </style:style>
    <style:style style:name="T2" style:family="text">
      <style:text-properties style:font-name="Nimbus Sans" fo:font-size="18pt" officeooo:rsid="007afc33" style:font-name-asian="Nimbus Sans1" style:font-size-asian="18pt" style:font-name-complex="FreeSans" style:font-size-complex="18pt"/>
    </style:style>
    <style:style style:name="T3" style:family="text">
      <style:text-properties style:font-name="Nimbus Sans" fo:font-size="28pt" fo:font-weight="bold" officeooo:rsid="0015679a" style:font-name-asian="Nimbus Sans1" style:font-size-asian="28pt" style:font-weight-asian="bold" style:font-name-complex="FreeSans" style:font-size-complex="28pt" style:font-weight-complex="bold"/>
    </style:style>
    <style:style style:name="T4" style:family="text">
      <style:text-properties fo:font-weight="normal" style:font-weight-asian="normal" style:font-weight-complex="normal"/>
    </style:style>
    <style:style style:name="T5" style:family="text">
      <style:text-properties fo:font-weight="normal" officeooo:rsid="0016f797" style:font-weight-asian="normal" style:font-weight-complex="normal"/>
    </style:style>
    <style:style style:name="T6" style:family="text">
      <style:text-properties fo:font-weight="normal" officeooo:rsid="0017e2b2" style:font-weight-asian="normal" style:font-weight-complex="normal"/>
    </style:style>
    <style:style style:name="T7" style:family="text">
      <style:text-properties fo:font-weight="normal" officeooo:rsid="001840b0" style:font-weight-asian="normal" style:font-weight-complex="normal"/>
    </style:style>
    <style:style style:name="T8" style:family="text">
      <style:text-properties fo:font-weight="normal" officeooo:rsid="00197fd5" style:font-weight-asian="normal" style:font-weight-complex="normal"/>
    </style:style>
    <style:style style:name="T9" style:family="text">
      <style:text-properties fo:font-weight="normal" officeooo:rsid="001b5da6" style:font-weight-asian="normal" style:font-weight-complex="normal"/>
    </style:style>
    <style:style style:name="T10" style:family="text">
      <style:text-properties fo:font-weight="normal" officeooo:rsid="001c78b6" style:font-weight-asian="normal" style:font-weight-complex="normal"/>
    </style:style>
    <style:style style:name="T11" style:family="text">
      <style:text-properties fo:font-weight="normal" officeooo:rsid="001c8f8e" style:font-weight-asian="normal" style:font-weight-complex="normal"/>
    </style:style>
    <style:style style:name="T12" style:family="text">
      <style:text-properties fo:font-weight="normal" officeooo:rsid="001d47e8" style:font-weight-asian="normal" style:font-weight-complex="normal"/>
    </style:style>
    <style:style style:name="T13" style:family="text">
      <style:text-properties fo:font-weight="normal" officeooo:rsid="001db7df" style:font-weight-asian="normal" style:font-weight-complex="normal"/>
    </style:style>
    <style:style style:name="T14" style:family="text">
      <style:text-properties fo:font-weight="normal" officeooo:rsid="001f644c" style:font-weight-asian="normal" style:font-weight-complex="normal"/>
    </style:style>
    <style:style style:name="T15" style:family="text">
      <style:text-properties fo:font-weight="normal" officeooo:rsid="0020e251" style:font-weight-asian="normal" style:font-weight-complex="normal"/>
    </style:style>
    <style:style style:name="T16" style:family="text">
      <style:text-properties fo:font-weight="normal" officeooo:rsid="002305b6" style:font-weight-asian="normal" style:font-weight-complex="normal"/>
    </style:style>
    <style:style style:name="T17" style:family="text">
      <style:text-properties officeooo:rsid="001c8f8e"/>
    </style:style>
    <style:style style:name="T18" style:family="text">
      <style:text-properties officeooo:rsid="001f644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Fórum</text:span><text:span text:style-name="T1"> – </text:span><text:span text:style-name="T3">Teoria de Grafos</text:span></text:p>
      <text:p text:style-name="P4"/>
      <text:p text:style-name="P1"><text:span text:style-name="T1">Gabriel Gian, </text:span><text:span text:style-name="T2">5</text:span><text:span text:style-name="T1">° período</text:span></text:p>
      <text:p text:style-name="P2"/>
      <text:p text:style-name="P2"/>
      <text:p text:style-name="P5">01) Isso implica que cada nó desse grado, cada indivíduo, não conhece cada outro indivíduo diretamente, embora possa haver um caminho linear de nó em nó que conecte todos, sendo assim, virtualmente conhecidos.<text:span text:style-name="T4"> </text:span><text:span text:style-name="T5">Portanto, um funcionário do marketing pode ter uma relação indireta com um funcionário do TI com o qual ele não tem contato – e isto serve para cada indivíduo que esteja conectado de alguma forma ao grafo.</text:span></text:p>
      <text:p text:style-name="P6"><text:span text:style-name="T5">0</text:span><text:span text:style-name="T6">2) </text:span><text:span text:style-name="T7">a) O efeito não só é comprovado como, mais ainda, exacerbado pela estrutura da rede mundial de computadores. Teoricamente, se um endereço de e-mail é público e qualquer um pode enviar uma mensagem, isto implica que há uma estrutura de grafos rizomática – ao contrário de uma arborescente – no envio de e-mails, sendo cada nó conectado a </text:span><text:span text:style-name="T8">cada</text:span><text:span text:style-name="T7"> outro nó, sem nenhuma espécie de centralização (precisamente a diferença entre uma raiz, </text:span><text:span text:style-name="T8">de onde são enunciadas diversas sub-raizes numa hierarquia de conexões, </text:span><text:span text:style-name="T7">e um rizoma, </text:span><text:span text:style-name="T8">onde não há um “de onde” nem um “para onde”, somente uma série praticamente aleatória e múltipla de conexões laterais e não hierárquicas</text:span><text:span text:style-name="T7">).</text:span></text:p>
      <text:p text:style-name="P7"><text:span text:style-name="T7">b</text:span><text:span text:style-name="T8">) </text:span><text:span text:style-name="T9">As implicações já foram devidamente demonstradas pela pandemia de SARS-CoV-19, uma vez que um amplo </text:span><text:span text:style-name="T11">processo</text:span><text:span text:style-name="T9"> de globalização e movimentação mercadológica permitiu que um vírus surgido num determinado ponto do globo se espalhasse até a </text:span><text:span text:style-name="T11">mais ínfima</text:span><text:span text:style-name="T9"> das cidades de interior no menor e mais insignificante país, em termos de importância e participação geopolítica. A necessidade do mercado capitalista de ser onipresente e colonizar todo o espaço terrestre </text:span><text:span text:style-name="T11">ou marítimo</text:span><text:span text:style-name="T9"> – ou até mesm</text:span><text:span text:style-name="T11">o, em <text:s/>breve, espacial</text:span><text:span text:style-name="T9"> – suscitou a possibilidade d</text:span><text:span text:style-name="T12">a</text:span><text:span text:style-name="T9"> contaminação universal, uma vez que este movimento </text:span><text:span text:style-name="T15">faz devir</text:span><text:span text:style-name="T9"> todo o planeta</text:span><text:span text:style-name="T14"> um</text:span><text:span text:style-name="T15">a</text:span><text:span text:style-name="T9"> linha de produção</text:span><text:span text:style-name="T13"> </text:span><text:span text:style-name="T9">onde cada ator, para </text:span><text:span text:style-name="T10">poder ter acesso a seus bens de consumo, deve p</text:span><text:span text:style-name="T13">ô</text:span><text:span text:style-name="T10">r-</text:span><text:span text:style-name="T16">se</text:span><text:span text:style-name="T10"> linearmente em contato com toda uma série de outros atores que fazem circular matéria-prima, bens, ou capit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erif" svg:font-family="Free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Nimbus Sans1" svg:font-family="'Nimbus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0T19:43:00.829342740</meta:creation-date>
    <dc:date>2021-03-27T09:36:39.656736699</dc:date>
    <meta:editing-duration>PT29M41S</meta:editing-duration>
    <meta:editing-cycles>16</meta:editing-cycles>
    <meta:generator>LibreOffice/6.4.7.2$Linux_X86_64 LibreOffice_project/40$Build-2</meta:generator>
    <meta:document-statistic meta:table-count="0" meta:image-count="0" meta:object-count="0" meta:page-count="1" meta:paragraph-count="5" meta:word-count="312" meta:character-count="1937" meta:non-whitespace-character-count="1623"/>
  </office:meta>
</office:document-meta>
</file>